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ocraft" svg:font-family="Monocraft, Consolas, 'Courier New', monospace, Consolas, 'Courier New', monospace"/>
    <style:font-face style:name="NSimSun" svg:font-family="NSimSun" style:font-family-generic="system" style:font-pitch="variable"/>
  </office:font-face-decls>
  <office:automatic-styles>
    <style:style style:name="P1" style:family="paragraph" style:parent-style-name="Text_20_body">
      <style:paragraph-properties fo:padding="0.049cm" fo:border="0.06pt solid #d9d9e3"/>
    </style:style>
    <style:style style:name="P2" style:family="paragraph" style:parent-style-name="Text_20_body" style:list-style-name="L1">
      <style:paragraph-properties fo:padding="0.049cm" fo:border="0.06pt solid #d9d9e3"/>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 réalité augmentée holographique est une technologie qui permet de superposer des images virtuelles sur le monde réel. Cette technologie est en train de connaître une évolution significative et de nombreuses entreprises travaillent actuellement sur des solutions de réalité augmentée holographique prometteuses. Voici quelques-unes des dernières avancées en matière de réalité augmentée holographique :</text:p>
      <text:list xml:id="list1723246446" text:style-name="L1">
        <text:list-item>
          <text:p text:style-name="P2">Microsoft HoloLens 2 : HoloLens 2 est un dispositif de réalité augmentée holographique développé par Microsoft. Il permet aux utilisateurs de superposer des images virtuelles sur le monde réel et offre une expérience de réalité augmentée plus immersive que les dispositifs précédents. Il est utilisé dans divers secteurs, notamment l'industrie manufacturière, la santé et l'éducation.</text:p>
        </text:list-item>
        <text:list-item>
          <text:p text:style-name="P2">Magic Leap One : Magic Leap One est un autre dispositif de réalité augmentée holographique qui permet aux utilisateurs de voir des images virtuelles superposées sur le monde réel. Il est conçu pour offrir une expérience de réalité augmentée plus immersive et plus naturelle que les dispositifs précédents.</text:p>
        </text:list-item>
        <text:list-item>
          <text:p text:style-name="P2">La start-up française, Lynx : Lynx est une start-up française qui a développé un casque de réalité augmentée holographique appelé "Lynx R-1". Le casque offre une expérience de réalité augmentée holographique plus immersive et plus réaliste que les autres dispositifs de réalité augmentée actuellement disponibles sur le marché.</text:p>
        </text:list-item>
        <text:list-item>
          <text:p text:style-name="P2">Facebook Reality Labs : Facebook Reality Labs travaille également sur une technologie de réalité augmentée holographique qui permettrait aux utilisateurs de superposer des images virtuelles sur le monde réel de manière plus naturelle et immersive. Cette technologie pourrait être utilisée dans des secteurs tels que le commerce de détail, la publicité et les jeux vidéo.</text:p>
        </text:list-item>
      </text:list>
      <text:p text:style-name="P1">En somme, la réalité augmentée holographique est une technologie prometteuse qui a le potentiel de transformer de nombreux secteurs, tels que l'industrie, la santé, l'éducation, le commerce de détail et les jeux vidéo, offrant ainsi une expérience plus immersive et interactive aux utilisateur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ocraft" svg:font-family="Monocraft, Consolas, 'Courier New', monospace, Consolas, 'Courier New', monospac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20T19:10:20.296000000</meta:creation-date>
    <dc:date>2023-04-20T19:11:04.494000000</dc:date>
    <meta:editing-duration>PT44S</meta:editing-duration>
    <meta:editing-cycles>1</meta:editing-cycles>
    <meta:document-statistic meta:table-count="0" meta:image-count="0" meta:object-count="0" meta:page-count="1" meta:paragraph-count="6" meta:word-count="307" meta:character-count="2093" meta:non-whitespace-character-count="1796"/>
    <meta:generator>LibreOffice/7.3.3.2$Windows_X86_64 LibreOffice_project/d1d0ea68f081ee2800a922cac8f79445e4603348</meta:generator>
  </office:meta>
</office:document-meta>
</file>